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26in" svg:height="3.3358in" svg:x="0.0327in" svg:y="1.4642in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626in" svg:height="3.185in" svg:x="0.011in" svg:y="4.7685in">
            <draw:object draw:notify-on-update-of-ranges="Sheet1.A1:Sheet1.A1 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6154in" svg:height="3.3618in" svg:x="0.0433in" svg:y="7.9268in">
            <draw:object draw:notify-on-update-of-ranges="Sheet1.A1:Sheet1.A1 Sheet1.A2:Sheet1.A8 Sheet1.D1:Sheet1.D1 Sheet1.D2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5177in" svg:height="3.4614in" svg:x="0.1083in" svg:y="11.3043in">
            <draw:object draw:notify-on-update-of-ranges="Sheet1.A1:Sheet1.A1 Sheet1.A2:Sheet1.A8 Sheet1.E1:Sheet1.E1 Sheet1.E2:Sheet1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8969in" svg:height="3.5035in" svg:x="5.6587in" svg:y="1.4953in">
            <draw:object draw:notify-on-update-of-ranges="Sheet1.A1:Sheet1.A1 Sheet1.A2:Sheet1.A8 Sheet1.F1:Sheet1.F1 Sheet1.F2:Sheet1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9878in" svg:height="3.3776in" svg:x="5.5756in" svg:y="4.8323in">
            <draw:object draw:notify-on-update-of-ranges="Sheet1.A1:Sheet1.A1 Sheet1.A2:Sheet1.A8 Sheet1.G1:Sheet1.G1 Sheet1.G2:Sheet1.G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9874in" svg:height="3.3776in" svg:x="5.5921in" svg:y="8.1295in">
            <draw:object draw:notify-on-update-of-ranges="Sheet1.A1:Sheet1.A1 Sheet1.A2:Sheet1.A8 Sheet1.H1:Sheet1.H1 Sheet1.H2:Sheet1.H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0606in" svg:height="3.4185in" svg:x="5.5594in" svg:y="11.3689in">
            <draw:object draw:notify-on-update-of-ranges="Sheet1.A1:Sheet1.A1 Sheet1.A2:Sheet1.A8 Sheet1.I1:Sheet1.I1 Sheet1.I2:Sheet1.I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028in" svg:height="3.5555in" svg:x="11.4909in" svg:y="1.5193in">
            <draw:object draw:notify-on-update-of-ranges="Sheet1.A1:Sheet1.A1 Sheet1.A2:Sheet1.A8 Sheet1.J1:Sheet1.J1 Sheet1.J2:Sheet1.J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3031in" svg:height="3.5555in" svg:x="11.5555in" svg:y="4.9291in">
            <draw:object draw:notify-on-update-of-ranges="Sheet1.A1:Sheet1.A1 Sheet1.A2:Sheet1.A8 Sheet1.K1:Sheet1.K1 Sheet1.K2:Sheet1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31in" svg:height="3.5555in" svg:x="11.5555in" svg:y="8.3228in">
            <draw:object draw:notify-on-update-of-ranges="Sheet1.A1:Sheet1.A1 Sheet1.A2:Sheet1.A8 Sheet1.L1:Sheet1.L1 Sheet1.L2:Sheet1.L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3031in" svg:height="3.5555in" svg:x="11.5394in" svg:y="11.7976in">
            <draw:object draw:notify-on-update-of-ranges="Sheet1.A1:Sheet1.A1 Sheet1.A2:Sheet1.A8 Sheet1.M1:Sheet1.M1 Sheet1.M2:Sheet1.M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rray Size (n)</text:p>
          </table:table-cell>
          <table:table-cell office:value-type="string" calcext:value-type="string">
            <text:p>BC Bubble Operation Count (tens of thousands)</text:p>
          </table:table-cell>
          <table:table-cell office:value-type="string" calcext:value-type="string">
            <text:p>BC Insertion Operation Count (tens of thousands)</text:p>
          </table:table-cell>
          <table:table-cell office:value-type="string" calcext:value-type="string">
            <text:p>BC Selection Operation Count (tens of thousands)</text:p>
          </table:table-cell>
          <table:table-cell office:value-type="string" calcext:value-type="string">
            <text:p>BC Bubble 2 Operation Count (tens of thousands)</text:p>
          </table:table-cell>
          <table:table-cell office:value-type="string" calcext:value-type="string">
            <text:p>WC Bubble Operation Count (tens of thousands)</text:p>
          </table:table-cell>
          <table:table-cell office:value-type="string" calcext:value-type="string">
            <text:p>WC Insertion Operation Count (tens of thousands)</text:p>
          </table:table-cell>
          <table:table-cell office:value-type="string" calcext:value-type="string">
            <text:p>WC Selection Operation Count (tens of thousands)</text:p>
          </table:table-cell>
          <table:table-cell office:value-type="string" calcext:value-type="string">
            <text:p>WC Bubble 2 Operation Count (tens of thousands)</text:p>
          </table:table-cell>
          <table:table-cell office:value-type="string" calcext:value-type="string">
            <text:p>AC Bubble Operation Count (tens of thousands)</text:p>
          </table:table-cell>
          <table:table-cell office:value-type="string" calcext:value-type="string">
            <text:p>AC Insertion Operation Count (tens of thousands)</text:p>
          </table:table-cell>
          <table:table-cell office:value-type="string" calcext:value-type="string">
            <text:p>AC Selection Operation Count (tens of thousands)</text:p>
          </table:table-cell>
          <table:table-cell office:value-type="string" calcext:value-type="string">
            <text:p>AC Bubble 2 Operation Count (tens of thousand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999" calcext:value-type="float">
            <text:p>39999</text:p>
          </table:table-cell>
          <table:table-cell office:value-type="float" office:value="6" calcext:value-type="float">
            <text:p>6</text:p>
          </table:table-cell>
          <table:table-cell office:value-type="float" office:value="20009" calcext:value-type="float">
            <text:p>20009</text:p>
          </table:table-cell>
          <table:table-cell office:value-type="float" office:value="40001" calcext:value-type="float">
            <text:p>40001</text:p>
          </table:table-cell>
          <table:table-cell office:value-type="float" office:value="64997" calcext:value-type="float">
            <text:p>64997</text:p>
          </table:table-cell>
          <table:table-cell office:value-type="float" office:value="40002" calcext:value-type="float">
            <text:p>40002</text:p>
          </table:table-cell>
          <table:table-cell office:value-type="float" office:value="22509" calcext:value-type="float">
            <text:p>22509</text:p>
          </table:table-cell>
          <table:table-cell office:value-type="float" office:value="69998" calcext:value-type="float">
            <text:p>69998</text:p>
          </table:table-cell>
          <table:table-cell office:value-type="float" office:value="51381" calcext:value-type="float">
            <text:p>51381</text:p>
          </table:table-cell>
          <table:table-cell office:value-type="float" office:value="18216" calcext:value-type="float">
            <text:p>18216</text:p>
          </table:table-cell>
          <table:table-cell office:value-type="float" office:value="20012" calcext:value-type="float">
            <text:p>20012</text:p>
          </table:table-cell>
          <table:table-cell office:value-type="float" office:value="53660" calcext:value-type="float">
            <text:p>5366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9999" calcext:value-type="float">
            <text:p>249999</text:p>
          </table:table-cell>
          <table:table-cell office:value-type="float" office:value="15" calcext:value-type="float">
            <text:p>15</text:p>
          </table:table-cell>
          <table:table-cell office:value-type="float" office:value="125022" calcext:value-type="float">
            <text:p>125022</text:p>
          </table:table-cell>
          <table:table-cell office:value-type="float" office:value="250004" calcext:value-type="float">
            <text:p>250004</text:p>
          </table:table-cell>
          <table:table-cell office:value-type="float" office:value="406243" calcext:value-type="float">
            <text:p>406243</text:p>
          </table:table-cell>
          <table:table-cell office:value-type="float" office:value="250002" calcext:value-type="float">
            <text:p>250002</text:p>
          </table:table-cell>
          <table:table-cell office:value-type="float" office:value="140647" calcext:value-type="float">
            <text:p>140647</text:p>
          </table:table-cell>
          <table:table-cell office:value-type="float" office:value="437497" calcext:value-type="float">
            <text:p>437497</text:p>
          </table:table-cell>
          <table:table-cell office:value-type="float" office:value="320013" calcext:value-type="float">
            <text:p>320013</text:p>
          </table:table-cell>
          <table:table-cell office:value-type="float" office:value="112037" calcext:value-type="float">
            <text:p>112037</text:p>
          </table:table-cell>
          <table:table-cell office:value-type="float" office:value="125031" calcext:value-type="float">
            <text:p>125031</text:p>
          </table:table-cell>
          <table:table-cell office:value-type="float" office:value="334021" calcext:value-type="float">
            <text:p>3340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99999" calcext:value-type="float">
            <text:p>999999</text:p>
          </table:table-cell>
          <table:table-cell office:value-type="float" office:value="30" calcext:value-type="float">
            <text:p>30</text:p>
          </table:table-cell>
          <table:table-cell office:value-type="float" office:value="500045" calcext:value-type="float">
            <text:p>500045</text:p>
          </table:table-cell>
          <table:table-cell office:value-type="float" office:value="1000009" calcext:value-type="float">
            <text:p>1000009</text:p>
          </table:table-cell>
          <table:table-cell office:value-type="float" office:value="1624987" calcext:value-type="float">
            <text:p>1624987</text:p>
          </table:table-cell>
          <table:table-cell office:value-type="float" office:value="1000010" calcext:value-type="float">
            <text:p>1000010</text:p>
          </table:table-cell>
          <table:table-cell office:value-type="float" office:value="562545" calcext:value-type="float">
            <text:p>562545</text:p>
          </table:table-cell>
          <table:table-cell office:value-type="float" office:value="1749994" calcext:value-type="float">
            <text:p>1749994</text:p>
          </table:table-cell>
          <table:table-cell office:value-type="float" office:value="1282214" calcext:value-type="float">
            <text:p>1282214</text:p>
          </table:table-cell>
          <table:table-cell office:value-type="float" office:value="451573" calcext:value-type="float">
            <text:p>451573</text:p>
          </table:table-cell>
          <table:table-cell office:value-type="float" office:value="500063" calcext:value-type="float">
            <text:p>500063</text:p>
          </table:table-cell>
          <table:table-cell office:value-type="float" office:value="1338667" calcext:value-type="float">
            <text:p>133866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49999" calcext:value-type="float">
            <text:p>2249999</text:p>
          </table:table-cell>
          <table:table-cell office:value-type="float" office:value="45" calcext:value-type="float">
            <text:p>45</text:p>
          </table:table-cell>
          <table:table-cell office:value-type="float" office:value="1125067" calcext:value-type="float">
            <text:p>1125067</text:p>
          </table:table-cell>
          <table:table-cell office:value-type="float" office:value="2250014" calcext:value-type="float">
            <text:p>2250014</text:p>
          </table:table-cell>
          <table:table-cell office:value-type="float" office:value="3656231" calcext:value-type="float">
            <text:p>3656231</text:p>
          </table:table-cell>
          <table:table-cell office:value-type="float" office:value="2250015" calcext:value-type="float">
            <text:p>2250015</text:p>
          </table:table-cell>
          <table:table-cell office:value-type="float" office:value="1265692" calcext:value-type="float">
            <text:p>1265692</text:p>
          </table:table-cell>
          <table:table-cell office:value-type="float" office:value="3937492" calcext:value-type="float">
            <text:p>3937492</text:p>
          </table:table-cell>
          <table:table-cell office:value-type="float" office:value="2888077" calcext:value-type="float">
            <text:p>2888077</text:p>
          </table:table-cell>
          <table:table-cell office:value-type="float" office:value="1020969" calcext:value-type="float">
            <text:p>1020969</text:p>
          </table:table-cell>
          <table:table-cell office:value-type="float" office:value="1125095" calcext:value-type="float">
            <text:p>1125095</text:p>
          </table:table-cell>
          <table:table-cell office:value-type="float" office:value="3015708" calcext:value-type="float">
            <text:p>30157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999999" calcext:value-type="float">
            <text:p>3999999</text:p>
          </table:table-cell>
          <table:table-cell office:value-type="float" office:value="60" calcext:value-type="float">
            <text:p>60</text:p>
          </table:table-cell>
          <table:table-cell office:value-type="float" office:value="2000090" calcext:value-type="float">
            <text:p>2000090</text:p>
          </table:table-cell>
          <table:table-cell office:value-type="float" office:value="4000019" calcext:value-type="float">
            <text:p>4000019</text:p>
          </table:table-cell>
          <table:table-cell office:value-type="float" office:value="6499974" calcext:value-type="float">
            <text:p>6499974</text:p>
          </table:table-cell>
          <table:table-cell office:value-type="float" office:value="4000020" calcext:value-type="float">
            <text:p>4000020</text:p>
          </table:table-cell>
          <table:table-cell office:value-type="float" office:value="2250090" calcext:value-type="float">
            <text:p>2250090</text:p>
          </table:table-cell>
          <table:table-cell office:value-type="float" office:value="6999989" calcext:value-type="float">
            <text:p>6999989</text:p>
          </table:table-cell>
          <table:table-cell office:value-type="float" office:value="5128191" calcext:value-type="float">
            <text:p>5128191</text:p>
          </table:table-cell>
          <table:table-cell office:value-type="float" office:value="1805166" calcext:value-type="float">
            <text:p>1805166</text:p>
          </table:table-cell>
          <table:table-cell office:value-type="float" office:value="2000126" calcext:value-type="float">
            <text:p>2000126</text:p>
          </table:table-cell>
          <table:table-cell office:value-type="float" office:value="5353850" calcext:value-type="float">
            <text:p>535385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4999999" calcext:value-type="float">
            <text:p>24999999</text:p>
          </table:table-cell>
          <table:table-cell office:value-type="float" office:value="150" calcext:value-type="float">
            <text:p>150</text:p>
          </table:table-cell>
          <table:table-cell office:value-type="float" office:value="12500225" calcext:value-type="float">
            <text:p>12500225</text:p>
          </table:table-cell>
          <table:table-cell office:value-type="float" office:value="25000049" calcext:value-type="float">
            <text:p>25000049</text:p>
          </table:table-cell>
          <table:table-cell office:value-type="float" office:value="40624937" calcext:value-type="float">
            <text:p>40624937</text:p>
          </table:table-cell>
          <table:table-cell office:value-type="float" office:value="25000050" calcext:value-type="float">
            <text:p>25000050</text:p>
          </table:table-cell>
          <table:table-cell office:value-type="float" office:value="14062725" calcext:value-type="float">
            <text:p>14062725</text:p>
          </table:table-cell>
          <table:table-cell office:value-type="float" office:value="43749974" calcext:value-type="float">
            <text:p>43749974</text:p>
          </table:table-cell>
          <table:table-cell office:value-type="float" office:value="32056623" calcext:value-type="float">
            <text:p>32056623</text:p>
          </table:table-cell>
          <table:table-cell office:value-type="float" office:value="11290746" calcext:value-type="float">
            <text:p>11290746</text:p>
          </table:table-cell>
          <table:table-cell office:value-type="float" office:value="12500315" calcext:value-type="float">
            <text:p>12500315</text:p>
          </table:table-cell>
          <table:table-cell office:value-type="float" office:value="33467997" calcext:value-type="float">
            <text:p>3346799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3999999" calcext:value-type="float">
            <text:p>63999999</text:p>
          </table:table-cell>
          <table:table-cell office:value-type="float" office:value="240" calcext:value-type="float">
            <text:p>240</text:p>
          </table:table-cell>
          <table:table-cell office:value-type="float" office:value="32000360" calcext:value-type="float">
            <text:p>32000360</text:p>
          </table:table-cell>
          <table:table-cell office:value-type="float" office:value="64000079" calcext:value-type="float">
            <text:p>64000079</text:p>
          </table:table-cell>
          <table:table-cell office:value-type="float" office:value="103999899" calcext:value-type="float">
            <text:p>103999899</text:p>
          </table:table-cell>
          <table:table-cell office:value-type="float" office:value="64000080" calcext:value-type="float">
            <text:p>64000080</text:p>
          </table:table-cell>
          <table:table-cell office:value-type="float" office:value="36000360" calcext:value-type="float">
            <text:p>36000360</text:p>
          </table:table-cell>
          <table:table-cell office:value-type="float" office:value="111999959" calcext:value-type="float">
            <text:p>111999959</text:p>
          </table:table-cell>
          <table:table-cell office:value-type="float" office:value="82108242" calcext:value-type="float">
            <text:p>82108242</text:p>
          </table:table-cell>
          <table:table-cell office:value-type="float" office:value="28973427" calcext:value-type="float">
            <text:p>28973427</text:p>
          </table:table-cell>
          <table:table-cell office:value-type="float" office:value="32000506" calcext:value-type="float">
            <text:p>32000506</text:p>
          </table:table-cell>
          <table:table-cell office:value-type="float" office:value="85729970" calcext:value-type="float">
            <text:p>85729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3:53:24.803187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01:51.932457123</meta:creation-date>
    <dc:date>2024-02-20T15:16:14.966421401</dc:date>
    <meta:editing-duration>PT32S</meta:editing-duration>
    <meta:editing-cycles>2</meta:editing-cycles>
    <meta:generator>LibreOffice/7.0.4.2$Linux_X86_64 LibreOffice_project/00$Build-2</meta:generator>
    <meta:document-statistic meta:table-count="1" meta:cell-count="10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1cm" svg:height="8.474cm" xlink:href=".." xlink:type="simple" chart:class="chart:line" chart:style-name="ch1">
        <chart:title svg:x="3.133cm" svg:y="0.305cm" chart:style-name="ch2">
          <text:p>Best Case Bubble Sort Operation Count</text:p>
        </chart:title>
        <chart:plot-area chart:style-name="ch3" table:cell-range-address="Sheet1.A1:Sheet1.B8" chart:data-source-has-labels="both" svg:x="1.296cm" svg:y="1.253cm" svg:width="12.71cm" svg:height="6.071cm">
          <chart:coordinate-region svg:x="3.029cm" svg:y="1.453cm" svg:width="10.42cm" svg:height="5.224cm"/>
          <chart:axis chart:dimension="x" chart:name="primary-x" chart:style-name="ch4" chartooo:axis-type="auto">
            <chartooo:date-scale/>
            <chart:title svg:x="6.615cm" svg:y="7.493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951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Operation Count (tens of thousa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39999">
                <text:p>39999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49999">
                <text:p>2499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99999">
                <text:p>99999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49999">
                <text:p>22499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999999">
                <text:p>399999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4999999">
                <text:p>2499999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3999999">
                <text:p>63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32cm" xlink:href=".." xlink:type="simple" chart:class="chart:line" chart:style-name="ch1">
        <chart:title svg:x="3.437cm" svg:y="0.316cm" chart:style-name="ch2">
          <text:p>Average Case Insertion Sort Operation Count</text:p>
        </chart:title>
        <chart:plot-area chart:style-name="ch3" table:cell-range-address="Sheet1.A1:Sheet1.A8 Sheet1.K1:Sheet1.K8" chart:data-source-has-labels="both" svg:x="1.331cm" svg:y="1.275cm" svg:width="14.36cm" svg:height="6.596cm">
          <chart:coordinate-region svg:x="3.064cm" svg:y="1.475cm" svg:width="12.07cm" svg:height="5.749cm"/>
          <chart:axis chart:dimension="x" chart:name="primary-x" chart:style-name="ch4" chartooo:axis-type="auto">
            <chartooo:date-scale/>
            <chart:title svg:x="7.475cm" svg:y="8.051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236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K2:Sheet1.K8" chart:label-cell-address="Sheet1.K1:Sheet1.K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Insertion Operation Count (tens of thousand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18216">
                <text:p>18216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2037">
                <text:p>11203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1573">
                <text:p>45157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20969">
                <text:p>10209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05166">
                <text:p>180516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1290746">
                <text:p>112907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973427">
                <text:p>289734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32cm" xlink:href=".." xlink:type="simple" chart:class="chart:line" chart:style-name="ch1">
        <chart:title svg:x="3.384cm" svg:y="0.316cm" chart:style-name="ch2">
          <text:p>Average Case Selection Sort Operation Count</text:p>
        </chart:title>
        <chart:plot-area chart:style-name="ch3" table:cell-range-address="Sheet1.A1:Sheet1.A8 Sheet1.L1:Sheet1.L8" chart:data-source-has-labels="both" svg:x="1.331cm" svg:y="1.275cm" svg:width="14.36cm" svg:height="6.596cm">
          <chart:coordinate-region svg:x="3.064cm" svg:y="1.475cm" svg:width="12.07cm" svg:height="5.749cm"/>
          <chart:axis chart:dimension="x" chart:name="primary-x" chart:style-name="ch4" chartooo:axis-type="auto">
            <chartooo:date-scale/>
            <chart:title svg:x="7.475cm" svg:y="8.051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236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L2:Sheet1.L8" chart:label-cell-address="Sheet1.L1:Sheet1.L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Selection Operation Count (tens of thousands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20012">
                <text:p>20012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25031">
                <text:p>1250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63">
                <text:p>50006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125095">
                <text:p>11250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00126">
                <text:p>200012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2500315">
                <text:p>1250031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2000506">
                <text:p>320005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32cm" xlink:href=".." xlink:type="simple" chart:class="chart:line" chart:style-name="ch1">
        <chart:title svg:x="3.437cm" svg:y="0.316cm" chart:style-name="ch2">
          <text:p>Average Case Bubble Sort 2 Operation Count</text:p>
        </chart:title>
        <chart:plot-area chart:style-name="ch3" table:cell-range-address="Sheet1.A1:Sheet1.A8 Sheet1.M1:Sheet1.M8" chart:data-source-has-labels="both" svg:x="1.331cm" svg:y="1.275cm" svg:width="14.36cm" svg:height="6.596cm">
          <chart:coordinate-region svg:x="3.064cm" svg:y="1.475cm" svg:width="11.885cm" svg:height="5.749cm"/>
          <chart:axis chart:dimension="x" chart:name="primary-x" chart:style-name="ch4" chartooo:axis-type="auto">
            <chartooo:date-scale/>
            <chart:title svg:x="7.475cm" svg:y="8.051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236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M2:Sheet1.M8" chart:label-cell-address="Sheet1.M1:Sheet1.M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2 Operation Count (tens of thousands)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53660">
                <text:p>53660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4021">
                <text:p>33402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38667">
                <text:p>13386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015708">
                <text:p>30157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53850">
                <text:p>535385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3467997">
                <text:p>33467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5729970">
                <text:p>8572997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84cm" svg:height="8.091cm" xlink:href=".." xlink:type="simple" chart:class="chart:line" chart:style-name="ch1">
        <chart:title svg:x="2.994cm" svg:y="0.297cm" chart:style-name="ch2">
          <text:p>Best Case Insertion Sort Operation Count</text:p>
        </chart:title>
        <chart:plot-area chart:style-name="ch3" table:cell-range-address="Sheet1.A1:Sheet1.A8 Sheet1.C1:Sheet1.C8" chart:data-source-has-labels="both" svg:x="1.298cm" svg:y="1.237cm" svg:width="12.799cm" svg:height="5.712cm">
          <chart:coordinate-region svg:x="2.105cm" svg:y="1.437cm" svg:width="11.435cm" svg:height="4.865cm"/>
          <chart:axis chart:dimension="x" chart:name="primary-x" chart:style-name="ch4" chartooo:axis-type="auto">
            <chartooo:date-scale/>
            <chart:title svg:x="6.661cm" svg:y="7.11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756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Insertion Operation Count (tens of thousa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6">
                <text:p>6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4cm" svg:height="8.54cm" xlink:href=".." xlink:type="simple" chart:class="chart:line" chart:style-name="ch1">
        <chart:title svg:x="2.882cm" svg:y="0.306cm" chart:style-name="ch2">
          <text:p>Best Case Selection Sort Operation Count</text:p>
        </chart:title>
        <chart:plot-area chart:style-name="ch3" table:cell-range-address="Sheet1.A1:Sheet1.A8 Sheet1.D1:Sheet1.D8" chart:data-source-has-labels="both" svg:x="1.296cm" svg:y="1.255cm" svg:width="12.683cm" svg:height="6.134cm">
          <chart:coordinate-region svg:x="3.029cm" svg:y="1.454cm" svg:width="10.393cm" svg:height="5.288cm"/>
          <chart:axis chart:dimension="x" chart:name="primary-x" chart:style-name="ch4" chartooo:axis-type="auto">
            <chartooo:date-scale/>
            <chart:title svg:x="6.601cm" svg:y="7.55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985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D2:Sheet1.D8" chart:label-cell-address="Sheet1.D1:Sheet1.D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Selection Operation Count (tens of thousand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20009">
                <text:p>20009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25022">
                <text:p>12502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45">
                <text:p>50004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125067">
                <text:p>11250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00090">
                <text:p>200009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2500225">
                <text:p>125002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2000360">
                <text:p>32000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16cm" svg:height="8.793cm" xlink:href=".." xlink:type="simple" chart:class="chart:line" chart:style-name="ch1">
        <chart:title svg:x="2.81cm" svg:y="0.311cm" chart:style-name="ch2">
          <text:p>Best Case Bubble Sort 2 Operation Count</text:p>
        </chart:title>
        <chart:plot-area chart:style-name="ch3" table:cell-range-address="Sheet1.A1:Sheet1.A8 Sheet1.E1:Sheet1.E8" chart:data-source-has-labels="both" svg:x="1.291cm" svg:y="1.265cm" svg:width="12.445cm" svg:height="6.372cm">
          <chart:coordinate-region svg:x="3.024cm" svg:y="1.464cm" svg:width="10.156cm" svg:height="5.526cm"/>
          <chart:axis chart:dimension="x" chart:name="primary-x" chart:style-name="ch4" chartooo:axis-type="auto">
            <chartooo:date-scale/>
            <chart:title svg:x="6.477cm" svg:y="7.812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114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E2:Sheet1.E8" chart:label-cell-address="Sheet1.E1:Sheet1.E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2 Operation Count (tens of thousand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40001">
                <text:p>40001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4">
                <text:p>25000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0009">
                <text:p>100000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50014">
                <text:p>225001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000019">
                <text:p>400001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49">
                <text:p>2500004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4000079">
                <text:p>64000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9cm" svg:height="8.9cm" xlink:href=".." xlink:type="simple" chart:class="chart:line" chart:style-name="ch1">
        <chart:title svg:x="3.331cm" svg:y="0.314cm" chart:style-name="ch2">
          <text:p>Worst Case Bubble Sort Operation Count</text:p>
        </chart:title>
        <chart:plot-area chart:style-name="ch3" table:cell-range-address="Sheet1.A1:Sheet1.A8 Sheet1.F1:Sheet1.F8" chart:data-source-has-labels="both" svg:x="1.31cm" svg:y="1.271cm" svg:width="13.37cm" svg:height="6.47cm">
          <chart:coordinate-region svg:x="3.043cm" svg:y="1.47cm" svg:width="10.895cm" svg:height="5.624cm"/>
          <chart:axis chart:dimension="x" chart:name="primary-x" chart:style-name="ch4" chartooo:axis-type="auto">
            <chartooo:date-scale/>
            <chart:title svg:x="6.959cm" svg:y="7.91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169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F2:Sheet1.F8" chart:label-cell-address="Sheet1.F1:Sheet1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Operation Count (tens of thousa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64997">
                <text:p>64997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06243">
                <text:p>4062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24987">
                <text:p>162498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656231">
                <text:p>36562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99974">
                <text:p>649997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0624937">
                <text:p>4062493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03999899">
                <text:p>1039998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1cm" svg:height="8.58cm" xlink:href=".." xlink:type="simple" chart:class="chart:line" chart:style-name="ch1">
        <chart:title svg:x="3.262cm" svg:y="0.307cm" chart:style-name="ch2">
          <text:p>Worst Case Insertion Sort Operation Count</text:p>
        </chart:title>
        <chart:plot-area chart:style-name="ch3" table:cell-range-address="Sheet1.A1:Sheet1.A8 Sheet1.G1:Sheet1.G8" chart:data-source-has-labels="both" svg:x="1.315cm" svg:y="1.257cm" svg:width="13.591cm" svg:height="6.171cm">
          <chart:coordinate-region svg:x="3.048cm" svg:y="1.456cm" svg:width="11.302cm" svg:height="5.325cm"/>
          <chart:axis chart:dimension="x" chart:name="primary-x" chart:style-name="ch4" chartooo:axis-type="auto">
            <chartooo:date-scale/>
            <chart:title svg:x="7.074cm" svg:y="7.59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005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G2:Sheet1.G8" chart:label-cell-address="Sheet1.G1:Sheet1.G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Insertion Operation Count (tens of thousa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40002">
                <text:p>40002</text:p>
                <draw:g>
                  <svg:desc>Sheet1.G2:Sheet1.G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2">
                <text:p>25000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0010">
                <text:p>100001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50015">
                <text:p>22500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000020">
                <text:p>400002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50">
                <text:p>250000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4000080">
                <text:p>640000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09cm" svg:height="8.58cm" xlink:href=".." xlink:type="simple" chart:class="chart:line" chart:style-name="ch1">
        <chart:title svg:x="3.208cm" svg:y="0.307cm" chart:style-name="ch2">
          <text:p>Worst Case Selection Sort Operation Count</text:p>
        </chart:title>
        <chart:plot-area chart:style-name="ch3" table:cell-range-address="Sheet1.A1:Sheet1.A8 Sheet1.H1:Sheet1.H8" chart:data-source-has-labels="both" svg:x="1.315cm" svg:y="1.257cm" svg:width="13.59cm" svg:height="6.171cm">
          <chart:coordinate-region svg:x="3.048cm" svg:y="1.456cm" svg:width="11.3cm" svg:height="5.325cm"/>
          <chart:axis chart:dimension="x" chart:name="primary-x" chart:style-name="ch4" chartooo:axis-type="auto">
            <chartooo:date-scale/>
            <chart:title svg:x="7.074cm" svg:y="7.59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005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Selection Operation Count (tens of thousand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22509">
                <text:p>22509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40647">
                <text:p>14064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62545">
                <text:p>56254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265692">
                <text:p>12656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50090">
                <text:p>225009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4062725">
                <text:p>140627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6000360">
                <text:p>360003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5cm" svg:height="8.684cm" xlink:href=".." xlink:type="simple" chart:class="chart:line" chart:style-name="ch1">
        <chart:title svg:x="3.354cm" svg:y="0.309cm" chart:style-name="ch2">
          <text:p>Worst Case Bubble Sort 2 Operation Count</text:p>
        </chart:title>
        <chart:plot-area chart:style-name="ch3" table:cell-range-address="Sheet1.A1:Sheet1.A8 Sheet1.I1:Sheet1.I8" chart:data-source-has-labels="both" svg:x="1.318cm" svg:y="1.261cm" svg:width="13.77cm" svg:height="6.269cm">
          <chart:coordinate-region svg:x="3.051cm" svg:y="1.46cm" svg:width="11.295cm" svg:height="5.423cm"/>
          <chart:axis chart:dimension="x" chart:name="primary-x" chart:style-name="ch4" chartooo:axis-type="auto">
            <chartooo:date-scale/>
            <chart:title svg:x="7.167cm" svg:y="7.703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058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I2:Sheet1.I8" chart:label-cell-address="Sheet1.I1:Sheet1.I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2 Operation Count (tens of thousand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69998">
                <text:p>69998</text:p>
                <draw:g>
                  <svg:desc>Sheet1.I2:Sheet1.I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37497">
                <text:p>43749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749994">
                <text:p>174999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937492">
                <text:p>39374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999989">
                <text:p>699998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3749974">
                <text:p>4374997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11999959">
                <text:p>111999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line" chart:style-name="ch1">
        <chart:title svg:x="3.622cm" svg:y="0.316cm" chart:style-name="ch2">
          <text:p>Average Case Bubble Sort Operation Count</text:p>
        </chart:title>
        <chart:plot-area chart:style-name="ch3" table:cell-range-address="Sheet1.A1:Sheet1.A8 Sheet1.J1:Sheet1.J8" chart:data-source-has-labels="both" svg:x="1.331cm" svg:y="1.275cm" svg:width="14.359cm" svg:height="6.596cm">
          <chart:coordinate-region svg:x="3.064cm" svg:y="1.475cm" svg:width="12.069cm" svg:height="5.749cm"/>
          <chart:axis chart:dimension="x" chart:name="primary-x" chart:style-name="ch4" chartooo:axis-type="auto">
            <chartooo:date-scale/>
            <chart:title svg:x="7.474cm" svg:y="8.051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7.236cm" chart:style-name="ch6">
              <text:p>Operation Count (tens of thousands)</text:p>
            </chart:title>
            <chart:grid chart:style-name="ch7" chart:class="major"/>
          </chart:axis>
          <chart:series chart:style-name="ch8" chart:values-cell-range-address="Sheet1.J2:Sheet1.J8" chart:label-cell-address="Sheet1.J1:Sheet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Operation Count (tens of thousand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51381">
                <text:p>51381</text:p>
                <draw:g>
                  <svg:desc>Sheet1.J2:Sheet1.J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20013">
                <text:p>32001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82214">
                <text:p>128221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888077">
                <text:p>28880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28191">
                <text:p>512819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2056623">
                <text:p>3205662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2108242">
                <text:p>821082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